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9999" draw:textarea-horizontal-align="justify" draw:textarea-vertical-align="middle" draw:auto-grow-height="false" fo:min-height="5.678cm" fo:min-width="5.608cm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636cm" svg:height="8.382cm" svg:x="4.937cm" svg:y="3.413cm">
          <text:p text:style-name="P1">Name : Lahiru Gamage</text:p>
          <text:p text:style-name="P1">Index : 1702026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10.573932524</meta:creation-date>
    <dc:date>2018-02-19T15:16:39.773198413</dc:date>
    <meta:editing-duration>PT2M52S</meta:editing-duration>
    <meta:editing-cycles>2</meta:editing-cycles>
    <meta:generator>LibreOffice/5.1.6.2$Linux_X86_64 LibreOffice_project/10m0$Build-2</meta:generator>
    <meta:document-statistic meta:object-count="1"/>
  </office:meta>
</office:document-meta>
</file>